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paragraph-rsid="003fff47"/>
    </style:style>
    <style:style style:name="P2" style:family="paragraph" style:parent-style-name="Standard">
      <style:text-properties style:font-name="Linux Libertine O" officeooo:rsid="0043f50f" officeooo:paragraph-rsid="0043f50f"/>
    </style:style>
    <style:style style:name="P3" style:family="paragraph" style:parent-style-name="Standard">
      <style:text-properties style:font-name="Linux Libertine O" officeooo:rsid="004cab63" officeooo:paragraph-rsid="004cab63"/>
    </style:style>
    <style:style style:name="P4" style:family="paragraph" style:parent-style-name="Standard">
      <style:text-properties style:font-name="Linux Libertine O" officeooo:rsid="004e4e1b" officeooo:paragraph-rsid="004e4e1b"/>
    </style:style>
    <style:style style:name="P5" style:family="paragraph" style:parent-style-name="Standard">
      <style:text-properties style:font-name="Linux Libertine O" officeooo:rsid="0035cc64" officeooo:paragraph-rsid="004e4e1b"/>
    </style:style>
    <style:style style:name="P6" style:family="paragraph" style:parent-style-name="Standard">
      <style:text-properties officeooo:paragraph-rsid="0043f50f"/>
    </style:style>
    <style:style style:name="P7" style:family="paragraph" style:parent-style-name="Standard">
      <style:text-properties officeooo:paragraph-rsid="00470ad8"/>
    </style:style>
    <style:style style:name="P8" style:family="paragraph" style:parent-style-name="Standard">
      <style:text-properties officeooo:paragraph-rsid="004cab63"/>
    </style:style>
    <style:style style:name="P9" style:family="paragraph" style:parent-style-name="Heading_20_1">
      <style:text-properties officeooo:paragraph-rsid="003fff47"/>
    </style:style>
    <style:style style:name="P10" style:family="paragraph" style:parent-style-name="Standard">
      <style:text-properties officeooo:rsid="004cab63" officeooo:paragraph-rsid="00573851"/>
    </style:style>
    <style:style style:name="P11" style:family="paragraph" style:parent-style-name="Standard">
      <style:text-properties style:font-name="Linux Libertine O" officeooo:rsid="004e4e1b" officeooo:paragraph-rsid="0059f61a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e4e1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3f50f"/>
    </style:style>
    <style:style style:name="T6" style:family="text">
      <style:text-properties style:font-name="Linux Libertine O" officeooo:rsid="00470ad8"/>
    </style:style>
    <style:style style:name="T7" style:family="text">
      <style:text-properties style:font-name="Linux Libertine O" officeooo:rsid="004a1a9a"/>
    </style:style>
    <style:style style:name="T8" style:family="text">
      <style:text-properties style:font-name="Linux Libertine O" officeooo:rsid="004cab63"/>
    </style:style>
    <style:style style:name="T9" style:family="text">
      <style:text-properties style:font-name="Linux Libertine O" officeooo:rsid="004e4e1b"/>
    </style:style>
    <style:style style:name="T10" style:family="text">
      <style:text-properties style:font-name="Linux Libertine O" officeooo:rsid="0051d3e9"/>
    </style:style>
    <style:style style:name="T11" style:family="text">
      <style:text-properties style:font-name="Linux Libertine O" officeooo:rsid="00573851"/>
    </style:style>
    <style:style style:name="T12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fo:color="#004586" loext:opacity="100%" style:font-name="Linux Libertine O" fo:font-size="18.2000007629395pt" fo:font-weight="bold" officeooo:rsid="00470ad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5" style:family="text">
      <style:text-properties fo:color="#004586" loext:opacity="100%" style:font-name="Linux Libertine O" fo:font-size="18.2000007629395pt" fo:font-weight="bold" officeooo:rsid="004cab6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6" style:family="text">
      <style:text-properties fo:color="#004586" loext:opacity="100%" style:font-name="Linux Libertine O" fo:font-size="18.2000007629395pt" fo:font-weight="bold" officeooo:rsid="004e92eb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7" style:family="text">
      <style:text-properties fo:color="#004586" loext:opacity="100%" style:font-name="Linux Libertine O" fo:font-size="18.2000007629395pt" fo:font-weight="bold" officeooo:rsid="0051d3e9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8" style:family="text">
      <style:text-properties fo:color="#004586" loext:opacity="100%" style:font-name="Linux Libertine O" fo:font-size="18.2000007629395pt" fo:font-weight="bold" officeooo:rsid="0053756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9" style:family="text">
      <style:text-properties officeooo:rsid="004107b8"/>
    </style:style>
    <style:style style:name="T20" style:family="text">
      <style:text-properties officeooo:rsid="00507901"/>
    </style:style>
    <style:style style:name="T21" style:family="text">
      <style:text-properties officeooo:rsid="0051d3e9"/>
    </style:style>
    <style:style style:name="T22" style:family="text">
      <style:text-properties officeooo:rsid="00573851"/>
    </style:style>
    <style:style style:name="T23" style:family="text">
      <style:text-properties officeooo:rsid="0059f61a"/>
    </style:style>
    <style:style style:name="T24" style:family="text">
      <style:text-properties officeooo:rsid="005b728c"/>
    </style:style>
    <style:style style:name="T25" style:family="text">
      <style:text-properties officeooo:rsid="005ce9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5">Butternut squash &amp; lentils</text:span><text:span text:style-name="T12"> </text:span><text:span text:style-name="T13">(</text:span><text:span text:style-name="T17">5</text:span><text:span text:style-name="T13"> portions; </text:span><text:span text:style-name="T18">50 </text:span><text:span text:style-name="T14">mi</text:span><text:span text:style-name="T13">n)</text:span></text:h>
      <text:p text:style-name="P6"><text:span text:style-name="T6">Adapted from</text:span><text:span text:style-name="T5">: </text:span><text:a xlink:type="simple" xlink:href="https://www.bbcgoodfood.com/recipes/squash-lentil-bean-one-pot-fig-raita" text:style-name="Internet_20_link" text:visited-style-name="Visited_20_Internet_20_Link"><text:span text:style-name="T5">https://www.bbcgoodfood.com/recipes/squash-lentil-bean-one-pot-fig-raita</text:span></text:a></text:p>
      <text:p text:style-name="P2"/>
      <text:p text:style-name="P1"><text:span text:style-name="T1">For </text:span><text:span text:style-name="T2">the </text:span><text:span text:style-name="T3">pot</text:span></text:p>
      <text:p text:style-name="P7"><text:span text:style-name="T10">2 x </text:span><text:span text:style-name="T7">400</text:span><text:span text:style-name="T6">g </text:span><text:span text:style-name="T8">pack of prepared butternut squash</text:span></text:p>
      <text:p text:style-name="P3"><text:span text:style-name="T21">2</text:span> <text:span text:style-name="T21">large </text:span>red onion<text:span text:style-name="T21">s (about 500g)</text:span></text:p>
      <text:p text:style-name="P3"><text:span text:style-name="T21">2</text:span> <text:span text:style-name="T21">large </text:span>white onion <text:span text:style-name="T21">(about 500g)</text:span></text:p>
      <text:p text:style-name="P3"><text:span text:style-name="T21">8-1</text:span><text:span text:style-name="T22">2</text:span> tbsp olive oil for frying</text:p>
      <text:p text:style-name="P3"/>
      <text:p text:style-name="P4"><text:span text:style-name="T21">2</text:span> tsp paprika</text:p>
      <text:p text:style-name="P4"><text:span text:style-name="T21">1</text:span> tsp salt</text:p>
      <text:p text:style-name="P4"><text:span text:style-name="T21">1</text:span> tsp cracked black pepper</text:p>
      <text:p text:style-name="P4"><text:span text:style-name="T21">4</text:span> tsp ground cumin</text:p>
      <text:p text:style-name="P4"><text:span text:style-name="T20">pinch of</text:span> chilli flakes <text:span text:style-name="T20">(optional)</text:span></text:p>
      <text:p text:style-name="P4"/>
      <text:p text:style-name="P4"><text:span text:style-name="T21">2</text:span> tin<text:span text:style-name="T21">s</text:span> plum tomatoes</text:p>
      <text:p text:style-name="P4"><text:span text:style-name="T21">30</text:span>0g dried red lentils</text:p>
      <text:p text:style-name="P4"><text:span text:style-name="T21">4</text:span> tsp muscovado sugar</text:p>
      <text:p text:style-name="P4"><text:span text:style-name="T21">4</text:span> tsp wine or cider vinegar</text:p>
      <text:p text:style-name="P4"/>
      <text:p text:style-name="P4"><text:span text:style-name="T21">2</text:span> can<text:span text:style-name="T21">s</text:span> kidney <text:span text:style-name="T21">or canellini beans</text:span></text:p>
      <text:p text:style-name="P5"/>
      <text:p text:style-name="P5"/>
      <text:p text:style-name="P8"><text:span text:style-name="T8">Slice the onions, heat the oil in a pan, and fry the onions for </text:span><text:span text:style-name="T10">3-5</text:span><text:span text:style-name="T8"> min </text:span><text:span text:style-name="T9">on medium heat</text:span><text:span text:style-name="T8">.</text:span></text:p>
      <text:p text:style-name="P10"><text:span text:style-name="T4">Chop the squash into chunks and add to the pot, </text:span><text:span text:style-name="T11">with a bit more oil if needed</text:span><text:span text:style-name="T4">.</text:span></text:p>
      <text:p text:style-name="P10"><text:span text:style-name="T9">Turn up the heat and </text:span><text:span text:style-name="T10">cook for another 5 </text:span><text:span text:style-name="T9">min.</text:span></text:p>
      <text:p text:style-name="P4"/>
      <text:p text:style-name="P4">Boil the kettle, measure out the spices and add to the pot, and fry for a minute.</text:p>
      <text:p text:style-name="P11">Add the tomatoes <text:span text:style-name="T23">and break them up. Add </text:span>1<text:span text:style-name="T21">½ </text:span>can<text:span text:style-name="T21">s</text:span> of hot water, <text:span text:style-name="T23">then</text:span> the <text:span text:style-name="T24">vinegar, sugar, and</text:span> lentils. Mix well, bring to the boil and simmer for 5 minutes.</text:p>
      <text:p text:style-name="P4"/>
      <text:p text:style-name="P4">Rinse the beans, add to the pot, and simmer for 2<text:span text:style-name="T21">5</text:span> minutes, <text:span text:style-name="T25">mixing occasionally</text:span>.</text:p>
      <text:p text:style-name="P4"/>
      <text:p text:style-name="P4">Mix well, turn off the heat, and leave to stand for 2 minutes before serving.</text:p>
      <text:p text:style-name="P4"/>
      <text:p text:style-name="P4"/>
      <text:p text:style-name="P1"><text:span text:style-name="T1">For </text:span><text:span text:style-name="T2">the </text:span><text:span text:style-name="T3">yog (optional)</text:span></text:p>
      <text:p text:style-name="P4"><text:span text:style-name="T19">1</text:span>50ml greek yoghurt</text:p>
      <text:p text:style-name="P4">handful of fresh mint leaves or dried fruit</text:p>
      <text:p text:style-name="P4"/>
      <text:p text:style-name="P4"/>
      <text:p text:style-name="P4">Chop the additions into small pieces and mix with the yoghurt.</text:p>
      <text:p text:style-name="P4"/>
      <text:p text:style-name="P4">It goes nicely, but the main dish also tastes good by itself – you can always reduce the chilli a bit if you prefer less heat but don’t want the yoghurt on the si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5-28T21:20:34.709317200</dc:date>
    <meta:editing-duration>PT2H7M33S</meta:editing-duration>
    <meta:editing-cycles>56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66" meta:character-count="1412" meta:non-whitespace-character-count="1175"/>
  </office:meta>
</office:document-meta>
</file>